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Arrow" draw:textarea-horizontal-align="center" draw:textarea-vertical-align="middle"/>
    </style:style>
    <style:style style:name="pr1" style:family="presentation" style:parent-style-name="Προεπιλογή-title">
      <style:graphic-properties fo:min-height="3.256cm"/>
    </style:style>
    <style:style style:name="pr2" style:family="presentation" style:parent-style-name="Προεπιλογή-outline1">
      <style:graphic-properties fo:min-height="13.609cm"/>
    </style:style>
    <style:style style:name="pr3" style:family="presentation" style:parent-style-name="Προεπιλογή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3.114cm"/>
    </style:style>
    <style:style style:name="P1" style:family="paragraph">
      <style:text-properties fo:font-size="20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text-align="start"/>
      <style:text-properties fo:font-family="'Courier New'" style:font-family-generic="modern" style:font-pitch="fixed"/>
    </style:style>
    <style:style style:name="P6" style:family="paragraph">
      <style:paragraph-properties fo:text-align="start"/>
      <style:text-properties fo:font-family="'Courier New'" style:font-family-generic="modern" style:font-pitch="fixed" fo:font-size="18pt"/>
    </style:style>
    <style:style style:name="P7" style:family="paragraph">
      <style:paragraph-properties style:text-autospace="none"/>
      <style:text-properties fo:color="#000000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P8" style:family="paragraph">
      <style:paragraph-properties style:text-autospace="none"/>
      <style:text-properties fo:color="#0000c0" fo:font-family="'Courier New'" style:font-family-generic="modern" style:font-pitch="fixed" fo:font-size="10pt" fo:font-weight="bold" style:font-family-asian="'Courier New'" style:font-family-generic-asian="modern" style:font-pitch-asian="fixed" style:font-size-asian="10pt" style:font-weight-asian="bold" style:font-family-complex="'Courier New'" style:font-family-generic-complex="modern" style:font-pitch-complex="fixed" style:font-size-complex="5.69999980926514pt" style:font-weight-complex="bold"/>
    </style:style>
    <style:style style:name="P9" style:family="paragraph">
      <style:paragraph-properties fo:text-align="start"/>
      <style:text-properties fo:font-family="'Courier New'" style:font-family-generic="modern" style:font-pitch="fixed" fo:font-size="18pt" fo:font-weight="bold" style:font-weight-asian="bold" style:font-weight-complex="bold"/>
    </style:style>
    <style:style style:name="P10" style:family="paragraph">
      <style:paragraph-properties style:text-autospace="none"/>
      <style:text-properties fo:color="#000000"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P11" style:family="paragraph">
      <style:paragraph-properties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 style:font-family-complex="'Courier New'" style:font-family-generic-complex="modern" style:font-pitch-complex="fixed" style:font-size-complex="5.69999980926514pt"/>
    </style:style>
    <style:style style:name="T1" style:family="text">
      <style:text-properties fo:font-size="18pt" style:text-underline-style="solid" style:text-underline-width="auto" style:text-underline-color="font-color"/>
    </style:style>
    <style:style style:name="T2" style:family="text">
      <style:text-properties fo:font-size="18pt"/>
    </style:style>
    <style:style style:name="T3" style:family="text">
      <style:text-properties fo:font-family="'Courier New'" style:font-family-generic="modern" style:font-pitch="fixed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size="18pt"/>
    </style:style>
    <style:style style:name="T5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solid" style:text-underline-width="auto" style:text-underline-color="font-color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c0" style:text-outline="false" style:text-line-through-style="none" fo:font-family="'Courier New'" style:font-family-generic="modern" style:font-pitch="fixed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'Courier New'" style:font-family-generic="modern" style:font-pitch="fixed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'Courier New'" style:font-family-generic="modern" style:font-pitch="fixed" fo:font-size="22pt" fo:font-style="normal" fo:text-shadow="none" style:text-underline-style="solid" style:text-underline-width="auto" style:text-underline-color="font-color" fo:font-weight="bold" style:letter-kerning="true" style:font-family-asian="'Courier New'" style:font-family-generic-asian="modern" style:font-pitch-asian="fixed" style:font-size-asian="22pt" style:font-style-asian="normal" style:font-weight-asian="bold" style:font-family-complex="'Courier New'" style:font-family-generic-complex="modern" style:font-pitch-complex="fixed" style:font-size-complex="22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'Courier New'" style:font-family-generic="modern" style:font-pitch="fixed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c0" style:text-outline="false" style:text-line-through-style="none" fo:font-family="'Courier New'" style:font-family-generic="modern" style:font-pitch="fixed" fo:font-size="18pt" fo:font-style="normal" fo:text-shadow="none" style:text-underline-style="none" fo:font-weight="bold" style:letter-kerning="true" style:font-family-asian="'Courier New'" style:font-family-generic-asian="modern" style:font-pitch-asian="fixed" style:font-size-asian="18pt" style:font-style-asian="normal" style:font-weight-asian="bold" style:font-family-complex="'Courier New'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Προεπιλογή" presentation:presentation-page-layout-name="AL1T1">
        <draw:frame presentation:style-name="pr1" draw:layer="layout" svg:width="25.199cm" svg:height="3.256cm" svg:x="1.4cm" svg:y="0.961cm" presentation:class="title" presentation:user-transformed="true">
          <draw:text-box>
            <text:p>OpenKM Called Operatio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Security</text:p>
                <text:list>
                  <text:list-item>
                    <text:p>Login() → OpenKM.OKMAuth.login()</text:p>
                  </text:list-item>
                  <text:list-item>
                    <text:p>Logout() → OpenKM.OKMAuth.logout(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Προεπιλογή" presentation:presentation-page-layout-name="AL1T1">
        <draw:frame presentation:style-name="pr1" draw:layer="layout" svg:width="25.199cm" svg:height="3.256cm" svg:x="1.4cm" svg:y="0.961cm" presentation:class="title" presentation:user-transformed="true">
          <draw:text-box>
            <text:p>OpenKM Called Operations</text:p>
          </draw:text-box>
        </draw:frame>
        <draw:frame presentation:style-name="pr2" draw:layer="layout" svg:width="25.199cm" svg:height="13.609cm" svg:x="1.4cm" svg:y="4.914cm" presentation:class="outline">
          <draw:text-box>
            <text:list text:style-name="L2">
              <text:list-item>
                <text:p>Protocol Node</text:p>
                <text:list>
                  <text:list-item>
                    <text:p>createProdocolNode() → OpenKM.OKMFolder.create(),</text:p>
                    <text:p>OpenKM.OKMDocument.create()</text:p>
                  </text:list-item>
                  <text:list-item>
                    <text:p>deleteProtocolNode() : does not affect the repository, since we only mark the rows in eProtocol database as deleted.</text:p>
                  </text:list-item>
                  <text:list-item>
                    <text:p>SearchProtocolNode(): <text:s/>→ OpenKM.OKMSearch.findByContent(), OpenKM.OKMSearch.findByKeyword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rect draw:style-name="gr2" draw:text-style-name="P4" draw:id="id1" draw:layer="layout" svg:width="8.5cm" svg:height="6.5cm" svg:x="1.5cm" svg:y="3cm">
          <text:p text:style-name="P2"><text:span text:style-name="T1">Request</text:span></text:p>
          <text:p text:style-name="P2"><text:span text:style-name="T2">Username</text:span></text:p>
          <text:p text:style-name="P2"><text:span text:style-name="T2">UserId</text:span></text:p>
          <text:p text:style-name="P2"><text:span text:style-name="T2">UserIp</text:span></text:p>
          <text:p text:style-name="P3"><text:span text:style-name="T2">SystemName</text:span></text:p>
          <text:p text:style-name="P3"><text:span text:style-name="T2">RequestId</text:span></text:p>
          <text:p text:style-name="P3"><text:span text:style-name="T2">okmToken </text:span></text:p>
          <text:p text:style-name="P3"><text:span text:style-name="T2">Action ={login| Logout|...}</text:span></text:p>
        </draw:rect>
        <draw:rect draw:style-name="gr2" draw:text-style-name="P4" draw:id="id2" draw:layer="layout" svg:width="10.5cm" svg:height="4.5cm" svg:x="15cm" svg:y="8.5cm">
          <text:p text:style-name="P2"><text:span text:style-name="T1">RequestLogin</text:span></text:p>
          <text:p text:style-name="P2"><text:span text:style-name="T2">Password</text:span></text:p>
          <text:p text:style-name="P2"><text:span text:style-name="T2">UserId == null for this case</text:span></text:p>
          <text:p text:style-name="P2"><text:span text:style-name="T2">okmToken = null for this case</text:span></text:p>
        </draw:rect>
        <draw:connector draw:style-name="gr3" draw:text-style-name="P3" draw:layer="layout" svg:x1="10cm" svg:y1="6.25cm" svg:x2="15cm" svg:y2="10.75cm" draw:start-shape="id1" draw:end-shape="id2" svg:d="m10000 6250h2500v4500h2500">
          <text:p/>
        </draw:connector>
        <draw:rect draw:style-name="gr2" draw:text-style-name="P4" draw:id="id4" draw:layer="layout" svg:width="10.5cm" svg:height="2cm" svg:x="15cm" svg:y="15.5cm">
          <text:p text:style-name="P2"><text:span text:style-name="T1">ResponseLogin</text:span></text:p>
          <text:p text:style-name="P2"><text:span text:style-name="T2">Define the okmToken </text:span></text:p>
          <text:p text:style-name="P2"><text:span text:style-name="T2"/></text:p>
        </draw:rect>
        <draw:rect draw:style-name="gr2" draw:text-style-name="P4" draw:id="id3" draw:layer="layout" svg:width="4cm" svg:height="4cm" svg:x="2cm" svg:y="12.5cm">
          <text:p text:style-name="P2"><text:span text:style-name="T1">Response</text:span></text:p>
          <text:p text:style-name="P3"><text:span text:style-name="T2">RequestId</text:span></text:p>
          <text:p text:style-name="P3"><text:span text:style-name="T2">Ecode</text:span></text:p>
          <text:p text:style-name="P3"><text:span text:style-name="T2">Emessage</text:span></text:p>
          <text:p text:style-name="P3"><text:span text:style-name="T2">okmToken </text:span></text:p>
        </draw:rect>
        <draw:connector draw:style-name="gr3" draw:text-style-name="P3" draw:layer="layout" svg:x1="6cm" svg:y1="14.5cm" svg:x2="15cm" svg:y2="16.5cm" draw:start-shape="id3" draw:start-glue-point="1" draw:end-shape="id4" svg:d="m6000 14500h4500v2000h4500">
          <text:p/>
        </draw:connector>
        <draw:rect draw:style-name="gr2" draw:text-style-name="P4" draw:id="id5" draw:layer="layout" svg:width="8.5cm" svg:height="6.5cm" svg:x="1.5cm" svg:y="3cm">
          <text:p text:style-name="P2"><text:span text:style-name="T1">Request</text:span></text:p>
          <text:p text:style-name="P2"><text:span text:style-name="T2">Username</text:span></text:p>
          <text:p text:style-name="P2"><text:span text:style-name="T2">UserId</text:span></text:p>
          <text:p text:style-name="P2"><text:span text:style-name="T2">UserIp</text:span></text:p>
          <text:p text:style-name="P3"><text:span text:style-name="T2">SystemName</text:span></text:p>
          <text:p text:style-name="P3"><text:span text:style-name="T2">RequestId</text:span></text:p>
          <text:p text:style-name="P3"><text:span text:style-name="T2">okmToken </text:span></text:p>
          <text:p text:style-name="P3"><text:span text:style-name="T2">Action ={login| Logout|...}</text:span></text:p>
        </draw:rect>
        <draw:rect draw:style-name="gr2" draw:text-style-name="P4" draw:id="id6" draw:layer="layout" svg:width="10.5cm" svg:height="4.5cm" svg:x="15cm" svg:y="8.5cm">
          <text:p text:style-name="P2"><text:span text:style-name="T1">RequestLogin</text:span></text:p>
          <text:p text:style-name="P2"><text:span text:style-name="T2">Password</text:span></text:p>
          <text:p text:style-name="P2"><text:span text:style-name="T2">UserId == null for this case</text:span></text:p>
          <text:p text:style-name="P2"><text:span text:style-name="T2">okmToken = null for this case</text:span></text:p>
        </draw:rect>
        <draw:connector draw:style-name="gr3" draw:text-style-name="P3" draw:layer="layout" svg:x1="10cm" svg:y1="6.25cm" svg:x2="15cm" svg:y2="10.75cm" draw:start-shape="id5" draw:end-shape="id6" svg:d="m10000 6250h2500v4500h2500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rect draw:style-name="gr2" draw:text-style-name="P6" draw:id="id7" draw:layer="layout" svg:width="11.835cm" svg:height="6.5cm" svg:x="0.865cm" svg:y="1.755cm">
          <text:p text:style-name="P5"><text:span text:style-name="T3">Request</text:span></text:p>
          <text:p text:style-name="P5"><text:span text:style-name="T4">Username</text:span></text:p>
          <text:p text:style-name="P5"><text:span text:style-name="T4">UserId</text:span></text:p>
          <text:p text:style-name="P5"><text:span text:style-name="T4">UserIp</text:span></text:p>
          <text:p text:style-name="P5"><text:span text:style-name="T4">SystemName</text:span></text:p>
          <text:p text:style-name="P5"><text:span text:style-name="T4">RequestId</text:span></text:p>
          <text:p text:style-name="P5"><text:span text:style-name="T4">okmToken </text:span></text:p>
          <text:p text:style-name="P5"><text:span text:style-name="T4">Action ={login| Logout|...}</text:span></text:p>
        </draw:rect>
        <draw:rect draw:style-name="gr2" draw:text-style-name="P9" draw:id="id8" draw:layer="layout" svg:width="10.5cm" svg:height="4.5cm" svg:x="15.24cm" svg:y="8.255cm">
          <text:p text:style-name="P7"><text:span text:style-name="T5">RequestNewNode</text:span></text:p>
          <text:p text:style-name="P8"><text:span text:style-name="T6">folderPath</text:span></text:p>
          <text:p text:style-name="P7"><text:span text:style-name="T7">ArrayList&lt;ScriptumDocument&gt;</text:span></text:p>
        </draw:rect>
        <draw:connector draw:style-name="gr3" draw:text-style-name="P3" draw:layer="layout" svg:x1="12.7cm" svg:y1="5.005cm" svg:x2="15.24cm" svg:y2="10.505cm" draw:start-shape="id7" draw:end-shape="id8" svg:d="m12700 5005h1270v5500h1270">
          <text:p/>
        </draw:connector>
        <draw:rect draw:style-name="gr2" draw:text-style-name="P4" draw:id="id10" draw:layer="layout" svg:width="15.975cm" svg:height="3.53cm" svg:x="9.525cm" svg:y="13.97cm">
          <text:p text:style-name="P10"><text:span text:style-name="T8">ResponseNewNode</text:span></text:p>
          <text:p text:style-name="P10"><text:span text:style-name="T9">Folder (OpenKMDefinition)</text:span></text:p>
          <text:p text:style-name="P11"><text:span text:style-name="T9"><text:s/></text:span><text:span text:style-name="T9">ArrayList&lt;ScriptumDocument&gt; </text:span><text:span text:style-name="T10">documentList</text:span></text:p>
          <text:p text:style-name="P10"><text:span text:style-name="T9"/></text:p>
        </draw:rect>
        <draw:rect draw:style-name="gr2" draw:text-style-name="P4" draw:id="id9" draw:layer="layout" svg:width="4cm" svg:height="4cm" svg:x="1.27cm" svg:y="11.875cm">
          <text:p text:style-name="P2"><text:span text:style-name="T3">Response</text:span></text:p>
          <text:p text:style-name="P2"><text:span text:style-name="T4">RequestId</text:span></text:p>
          <text:p text:style-name="P2"><text:span text:style-name="T4">Ecode</text:span></text:p>
          <text:p text:style-name="P2"><text:span text:style-name="T4">Emessage</text:span></text:p>
          <text:p text:style-name="P2"><text:span text:style-name="T4">okmToken</text:span><text:span text:style-name="T2"> </text:span></text:p>
        </draw:rect>
        <draw:connector draw:style-name="gr3" draw:text-style-name="P3" draw:layer="layout" svg:x1="5.27cm" svg:y1="13.875cm" svg:x2="9.525cm" svg:y2="15.735cm" draw:start-shape="id9" draw:start-glue-point="1" draw:end-shape="id10" svg:d="m5270 13875h2128v1860h2127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Προεπιλογή-background" style:family="presentation">
      <style:graphic-properties draw:stroke="none" draw:fill="none"/>
      <style:text-properties style:letter-kerning="true"/>
    </style:style>
    <style:style style:name="Προεπιλογή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Προεπιλογή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Προεπιλογή-outline1" style:family="presentation">
      <style:graphic-properties draw:stroke="none" draw:fill="none">
        <text:list-style style:name="Προεπιλογή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outline2" style:family="presentation" style:parent-style-name="Προεπιλογή-outline1">
      <style:paragraph-properties fo:margin-top="0cm" fo:margin-bottom="0.4cm"/>
      <style:text-properties fo:font-size="28pt" style:font-size-asian="28pt" style:font-size-complex="28pt"/>
    </style:style>
    <style:style style:name="Προεπιλογή-outline3" style:family="presentation" style:parent-style-name="Προεπιλογή-outline2">
      <style:paragraph-properties fo:margin-top="0cm" fo:margin-bottom="0.3cm"/>
      <style:text-properties fo:font-size="24pt" style:font-size-asian="24pt" style:font-size-complex="24pt"/>
    </style:style>
    <style:style style:name="Προεπιλογή-outline4" style:family="presentation" style:parent-style-name="Προεπιλογή-outline3">
      <style:paragraph-properties fo:margin-top="0cm" fo:margin-bottom="0.2cm"/>
      <style:text-properties fo:font-size="20pt" style:font-size-asian="20pt" style:font-size-complex="20pt"/>
    </style:style>
    <style:style style:name="Προεπιλογή-outline5" style:family="presentation" style:parent-style-name="Προεπιλογή-outline4">
      <style:paragraph-properties fo:margin-top="0cm" fo:margin-bottom="0.1cm"/>
      <style:text-properties fo:font-size="20pt" style:font-size-asian="20pt" style:font-size-complex="20pt"/>
    </style:style>
    <style:style style:name="Προεπιλογή-outline6" style:family="presentation" style:parent-style-name="Προεπιλογή-outline5">
      <style:paragraph-properties fo:margin-top="0cm" fo:margin-bottom="0.1cm"/>
      <style:text-properties fo:font-size="20pt" style:font-size-asian="20pt" style:font-size-complex="20pt"/>
    </style:style>
    <style:style style:name="Προεπιλογή-outline7" style:family="presentation" style:parent-style-name="Προεπιλογή-outline6">
      <style:paragraph-properties fo:margin-top="0cm" fo:margin-bottom="0.1cm"/>
      <style:text-properties fo:font-size="20pt" style:font-size-asian="20pt" style:font-size-complex="20pt"/>
    </style:style>
    <style:style style:name="Προεπιλογή-outline8" style:family="presentation" style:parent-style-name="Προεπιλογή-outline7">
      <style:paragraph-properties fo:margin-top="0cm" fo:margin-bottom="0.1cm"/>
      <style:text-properties fo:font-size="20pt" style:font-size-asian="20pt" style:font-size-complex="20pt"/>
    </style:style>
    <style:style style:name="Προεπιλογή-outline9" style:family="presentation" style:parent-style-name="Προεπιλογή-outline8">
      <style:paragraph-properties fo:margin-top="0cm" fo:margin-bottom="0.1cm"/>
      <style:text-properties fo:font-size="20pt" style:font-size-asian="20pt" style:font-size-complex="20pt"/>
    </style:style>
    <style:style style:name="Προεπιλογή-subtitle" style:family="presentation">
      <style:graphic-properties draw:stroke="none" draw:fill="none" draw:textarea-vertical-align="middle">
        <text:list-style style:name="Προεπιλογή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Προεπιλογή-title" style:family="presentation">
      <style:graphic-properties draw:stroke="none" draw:fill="none" draw:textarea-vertical-align="middle">
        <text:list-style style:name="Προεπιλογή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Προεπιλογή-backgroundobjects">
      <style:graphic-properties draw:stroke="none" draw:fill="none" draw:fill-color="#ffffff" draw:auto-grow-height="false" fo:min-height="1.449cm"/>
    </style:style>
    <style:style style:name="Mpr2" style:family="presentation" style:parent-style-name="Προεπιλογή-backgroundobjects">
      <style:graphic-properties draw:stroke="none" draw:fill="none" draw:fill-color="#ffffff" draw:auto-grow-height="false" fo:min-height="1.397cm"/>
    </style:style>
    <style:style style:name="Mpr3" style:family="presentation" style:parent-style-name="Προεπιλογή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αριθμός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Προεπιλογή" style:page-layout-name="PM1" draw:style-name="Mdp1">
      <draw:frame presentation:style-name="Προεπιλογή-title" draw:layer="backgroundobjects" svg:width="25.199cm" svg:height="3.506cm" svg:x="1.4cm" svg:y="0.837cm" presentation:class="title" presentation:placeholder="true">
        <draw:text-box/>
      </draw:frame>
      <draw:frame presentation:style-name="Προεπιλογή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2">
        <draw:page-thumbnail presentation:style-name="Προεπιλογή-title" draw:layer="backgroundobjects" svg:width="13.968cm" svg:height="10.476cm" svg:x="3.81cm" svg:y="2.123cm" presentation:class="page"/>
        <draw:frame presentation:style-name="Προεπιλογή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αριθμός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αριθμός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ke Mountrakis</meta:initial-creator>
    <meta:creation-date>2011-02-02T15:32:37.68</meta:creation-date>
    <meta:editing-duration>PT00H55M50S</meta:editing-duration>
    <meta:editing-cycles>6</meta:editing-cycles>
    <dc:date>2011-02-04T15:12:13.90</dc:date>
    <dc:creator>Mike Mountrakis</dc:creator>
    <meta:generator>OpenOffice.org/3.2$Win32 OpenOffice.org_project/320m18$Build-9502</meta:generator>
    <meta:document-statistic meta:object-count="59"/>
  </office:meta>
</office:document-meta>
</file>